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2000001580801BF9BDA622E4B.png" manifest:media-type="image/png"/>
  <manifest:file-entry manifest:full-path="Pictures/10000000000001C5000004D953FF6B374C75FBA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1b9f6e" officeooo:paragraph-rsid="001b9f6e"/>
    </style:style>
    <style:style style:name="P2" style:family="paragraph" style:parent-style-name="Standard">
      <style:paragraph-properties fo:text-align="center" style:justify-single-word="false"/>
      <style:text-properties style:font-name="Liberation Sans" officeooo:rsid="001b9f6e" officeooo:paragraph-rsid="001b9f6e"/>
    </style:style>
    <style:style style:name="P3" style:family="paragraph" style:parent-style-name="Standard">
      <style:paragraph-properties fo:text-align="start" style:justify-single-word="false"/>
      <style:text-properties style:font-name="Liberation Sans" officeooo:rsid="001b9f6e" officeooo:paragraph-rsid="001b9f6e"/>
    </style:style>
    <style:style style:name="P4" style:family="paragraph" style:parent-style-name="Standard">
      <style:paragraph-properties fo:text-align="start" style:justify-single-word="false" fo:break-before="page"/>
      <style:text-properties style:font-name="Liberation Sans" officeooo:rsid="001b9f6e" officeooo:paragraph-rsid="001b9f6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achary Thompson</text:p>
      <text:p text:style-name="P2">Lab 20</text:p>
      <text:p text:style-name="P3">Code:</text:p>
      <text:p text:style-name="P3"><draw:frame draw:style-name="fr2" draw:name="Image1" text:anchor-type="char" svg:y="0.0665in" svg:width="3.3693in" svg:height="9.3181in" draw:z-index="0"><draw:image xlink:href="Pictures/10000000000001C5000004D953FF6B374C75FBA5.png" xlink:type="simple" xlink:show="embed" xlink:actuate="onLoad" draw:mime-type="image/png"/></draw:frame></text:p>
      <text:p text:style-name="P4">Sample Output:</text:p>
      <text:p text:style-name="P3"><draw:frame draw:style-name="fr1" draw:name="Image2" text:anchor-type="char" svg:width="4.611in" svg:height="3.2146in" draw:z-index="1"><draw:image xlink:href="Pictures/10000000000001F2000001580801BF9BDA622E4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3T12:46:17.977041117</meta:creation-date>
    <dc:date>2021-05-03T12:49:41.568327666</dc:date>
    <meta:editing-duration>PT3M24S</meta:editing-duration>
    <meta:editing-cycles>1</meta:editing-cycles>
    <meta:generator>LibreOffice/7.1.2.2$Linux_X86_64 LibreOffice_project/10$Build-2</meta:generator>
    <meta:document-statistic meta:table-count="0" meta:image-count="2" meta:object-count="0" meta:page-count="2" meta:paragraph-count="4" meta:word-count="7" meta:character-count="41" meta:non-whitespace-character-count="38"/>
  </office:meta>
</office:document-meta>
</file>